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test</text:p>
      <text:p text:style-name="Standard">test</text:p>
      <text:p text:style-name="Standard">test</text:p>
      <text:p text:style-name="Standard">test</text:p>
      <text:p text:style-name="Standard">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16T15:57:39.57</meta:creation-date>
    <meta:document-statistic meta:table-count="0" meta:image-count="0" meta:object-count="0" meta:page-count="1" meta:paragraph-count="6" meta:word-count="6" meta:character-count="24"/>
    <dc:date>2011-02-16T16:01:55.25</dc:date>
    <meta:editing-duration>PT00H04M19S</meta:editing-duration>
    <meta:editing-cycles>1</meta:editing-cycles>
    <meta:generator>OpenOffice.org/3.2$Win32 OpenOffice.org_project/320m18$Build-9502</meta:generator>
  </office:meta>
</office:document-meta>
</file>